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Roboto Mono" svg:font-family="'Roboto Mono'" style:font-family-generic="roman" style:font-pitch="variable"/>
    <style:font-face style:name="Tempora LGC Uni" svg:font-family="'Tempora LGC Uni'" style:font-pitch="variable"/>
    <style:font-face style:name="Tempora LGC Uni1" svg:font-family="'Tempora LGC Uni'" style:font-family-generic="roman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1" style:family="table">
      <style:table-properties style:width="13.294cm" fo:margin-left="1.27cm" fo:margin-top="0cm" fo:margin-bottom="0cm" table:align="left" style:writing-mode="page"/>
    </style:style>
    <style:style style:name="Таблица1.A" style:family="table-column">
      <style:table-column-properties style:column-width="3.482cm"/>
    </style:style>
    <style:style style:name="Таблица1.B" style:family="table-column">
      <style:table-column-properties style:column-width="4.604cm"/>
    </style:style>
    <style:style style:name="Таблица1.C" style:family="table-column">
      <style:table-column-properties style:column-width="5.20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cm" fo:padding-right="0.265cm" fo:padding-top="0.265cm" fo:padding-bottom="0.265cm" fo:border-left="none" fo:border-right="none" fo:border-top="none" fo:border-bottom="0.5pt solid #bbbbbb"/>
    </style:style>
    <style:style style:name="Таблица1.B1" style:family="table-cell">
      <style:table-cell-properties style:vertical-align="middle" fo:padding="0.265cm" fo:border-left="none" fo:border-right="none" fo:border-top="none" fo:border-bottom="0.5pt solid #bbbbbb"/>
    </style:style>
    <style:style style:name="Таблица1.A2" style:family="table-cell">
      <style:table-cell-properties style:vertical-align="middle" fo:padding-left="0cm" fo:padding-right="0.265cm" fo:padding-top="0.265cm" fo:padding-bottom="0.265cm" fo:border-left="none" fo:border-right="none" fo:border-top="none" fo:border-bottom="0.5pt solid #e5e5e5"/>
    </style:style>
    <style:style style:name="Таблица1.B2" style:family="table-cell">
      <style:table-cell-properties style:vertical-align="middle" fo:padding="0.265cm" fo:border-left="none" fo:border-right="none" fo:border-top="none" fo:border-bottom="0.5pt solid #e5e5e5"/>
    </style:style>
    <style:style style:name="P1" style:family="paragraph" style:parent-style-name="HTML_20_Preformatted">
      <style:paragraph-properties fo:margin-left="0.635cm"/>
      <style:text-properties officeooo:paragraph-rsid="0005271c"/>
    </style:style>
    <style:style style:name="P2" style:family="paragraph" style:parent-style-name="HTML_20_Preformatted">
      <style:paragraph-properties fo:margin-left="1.27cm"/>
      <style:text-properties officeooo:paragraph-rsid="0005271c"/>
    </style:style>
    <style:style style:name="P3" style:family="paragraph" style:parent-style-name="HTML_20_Preformatted">
      <style:paragraph-properties fo:margin-left="0.635cm"/>
      <style:text-properties fo:color="#212529" loext:opacity="100%" style:font-name="Tempora LGC Uni" fo:font-size="8.5pt" fo:language="en" fo:country="US" officeooo:paragraph-rsid="0005271c" style:font-size-asian="8.5pt" style:font-size-complex="8.5pt"/>
    </style:style>
    <style:style style:name="P4" style:family="paragraph" style:parent-style-name="List_20_Paragraph" style:list-style-name="WWNum7">
      <style:paragraph-properties fo:margin-left="1.27cm" fo:margin-top="0cm" fo:margin-bottom="0cm" style:contextual-spacing="true" fo:line-height="100%" fo:text-indent="0.231cm" style:auto-text-indent="false">
        <style:tab-stops>
          <style:tab-stop style:position="1.616cm"/>
          <style:tab-stop style:position="2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empora LGC Uni" officeooo:paragraph-rsid="0005271c"/>
    </style:style>
    <style:style style:name="P5" style:family="paragraph" style:parent-style-name="Standard">
      <style:text-properties officeooo:paragraph-rsid="0005271c"/>
    </style:style>
    <style:style style:name="P6" style:family="paragraph" style:parent-style-name="Standard">
      <style:paragraph-properties fo:margin-left="0.635cm"/>
      <style:text-properties officeooo:paragraph-rsid="0005271c"/>
    </style:style>
    <style:style style:name="P7" style:family="paragraph" style:parent-style-name="Standard">
      <style:text-properties style:font-name="Tempora LGC Uni" officeooo:paragraph-rsid="0005271c"/>
    </style:style>
    <style:style style:name="P8" style:family="paragraph" style:parent-style-name="Standard" style:list-style-name="WWNum1">
      <style:text-properties style:font-name="Tempora LGC Uni" officeooo:paragraph-rsid="0005271c"/>
    </style:style>
    <style:style style:name="P9" style:family="paragraph" style:parent-style-name="Standard">
      <style:text-properties style:font-name="Tempora LGC Uni" officeooo:rsid="0005271c" officeooo:paragraph-rsid="0005271c"/>
    </style:style>
    <style:style style:name="P10" style:family="paragraph" style:parent-style-name="Standard">
      <style:text-properties style:font-name="Tempora LGC Uni" fo:font-weight="normal" officeooo:paragraph-rsid="0005271c" style:font-weight-asian="normal" style:font-weight-complex="normal"/>
    </style:style>
    <style:style style:name="P11" style:family="paragraph" style:parent-style-name="Standard" style:list-style-name="WWNum3">
      <style:text-properties style:font-name="Tempora LGC Uni" officeooo:paragraph-rsid="0005271c"/>
    </style:style>
    <style:style style:name="P12" style:family="paragraph" style:parent-style-name="Standard" style:list-style-name="WWNum4">
      <style:paragraph-properties fo:line-height="100%"/>
      <style:text-properties style:font-name="Tempora LGC Uni" officeooo:paragraph-rsid="0005271c"/>
    </style:style>
    <style:style style:name="P13" style:family="paragraph" style:parent-style-name="Standard" style:list-style-name="WWNum4">
      <style:text-properties style:font-name="Tempora LGC Uni" officeooo:paragraph-rsid="0005271c"/>
    </style:style>
    <style:style style:name="P14" style:family="paragraph">
      <loext:graphic-properties draw:fill="solid" draw:fill-color="#40404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271c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5271c"/>
    </style:style>
    <style:style style:name="T5" style:family="text">
      <style:text-properties fo:font-weight="normal" officeooo:rsid="0005271c" style:font-weight-asian="normal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color="#212529" loext:opacity="100%" style:font-name="Roboto Mono" fo:font-size="8.5pt" fo:language="en" fo:country="US" style:letter-kerning="false" style:font-name-asian="Times New Roman" style:font-size-asian="8.5pt" style:language-asian="ru" style:country-asian="RU" style:font-name-complex="Courier New1" style:font-size-complex="8.5pt"/>
    </style:style>
    <style:style style:name="T9" style:family="text">
      <style:text-properties fo:color="#212529" loext:opacity="100%" style:font-name="Roboto Mono" fo:font-size="8.5pt" fo:language="en" fo:country="US" fo:font-weight="bold" style:letter-kerning="false" style:font-name-asian="Times New Roman" style:font-size-asian="8.5pt" style:language-asian="ru" style:country-asian="RU" style:font-weight-asian="bold" style:font-name-complex="Courier New1" style:font-size-complex="8.5pt" style:font-weight-complex="bold"/>
    </style:style>
    <style:style style:name="T10" style:family="text">
      <style:text-properties fo:color="#212529" loext:opacity="100%" style:font-name="Roboto Mono" fo:font-size="8.5pt" fo:language="en" fo:country="US" fo:font-weight="bold" style:font-size-asian="8.5pt" style:font-weight-asian="bold" style:font-size-complex="8.5pt" style:font-weight-complex="bold"/>
    </style:style>
    <style:style style:name="T11" style:family="text">
      <style:text-properties fo:color="#212529" loext:opacity="100%" style:font-name="Roboto Mono" fo:font-size="8.5pt" fo:language="en" fo:country="US" style:font-size-asian="8.5pt" style:font-size-complex="8.5pt"/>
    </style:style>
    <style:style style:name="T12" style:family="text">
      <style:text-properties fo:color="#212529" loext:opacity="100%" style:font-name="Roboto Mono" fo:font-size="8.5pt" style:font-size-asian="8.5pt" style:font-size-complex="8.5pt"/>
    </style:style>
    <style:style style:name="T13" style:family="text">
      <style:text-properties fo:color="#212529" loext:opacity="100%" fo:font-size="8.5pt" fo:language="en" fo:country="US" style:letter-kerning="false" style:font-name-asian="Times New Roman" style:font-size-asian="8.5pt" style:language-asian="ru" style:country-asian="RU" style:font-name-complex="Courier New1" style:font-size-complex="8.5pt"/>
    </style:style>
    <style:style style:name="T14" style:family="text">
      <style:text-properties fo:color="#212529" loext:opacity="100%" fo:font-size="8.5pt" fo:language="en" fo:country="US" fo:font-weight="bold" style:letter-kerning="false" style:font-name-asian="Times New Roman" style:font-size-asian="8.5pt" style:language-asian="ru" style:country-asian="RU" style:font-weight-asian="bold" style:font-name-complex="Courier New1" style:font-size-complex="8.5pt" style:font-weight-complex="bold"/>
    </style:style>
    <style:style style:name="T15" style:family="text">
      <style:text-properties fo:color="#212529" loext:opacity="100%" fo:font-size="8.5pt" fo:language="en" fo:country="US" fo:font-weight="bold" style:font-size-asian="8.5pt" style:font-weight-asian="bold" style:font-size-complex="8.5pt" style:font-weight-complex="bold"/>
    </style:style>
    <style:style style:name="T16" style:family="text">
      <style:text-properties fo:color="#212529" loext:opacity="100%" fo:font-size="8.5pt" fo:language="en" fo:country="US" style:font-size-asian="8.5pt" style:font-size-complex="8.5pt"/>
    </style:style>
    <style:style style:name="T17" style:family="text">
      <style:text-properties fo:color="#212529" loext:opacity="100%" fo:font-size="8.5pt" style:font-size-asian="8.5pt" style:font-size-complex="8.5pt"/>
    </style:style>
    <style:style style:name="T18" style:family="text">
      <style:text-properties fo:color="#212529" loext:opacity="100%" style:font-name="Tempora LGC Uni" fo:font-size="8.5pt" style:font-size-asian="8.5pt" style:font-size-complex="8.5pt"/>
    </style:style>
    <style:style style:name="T19" style:family="text">
      <style:text-properties fo:color="#212529" loext:opacity="100%" style:font-name="Tempora LGC Uni" fo:font-size="8.5pt" fo:language="en" fo:country="US" style:font-size-asian="8.5pt" style:font-size-complex="8.5pt"/>
    </style:style>
    <style:style style:name="T20" style:family="text">
      <style:text-properties fo:color="#212529" loext:opacity="100%" style:font-name="Tempora LGC Uni" fo:font-size="8.5pt" fo:language="en" fo:country="US" fo:font-weight="bold" style:font-size-asian="8.5pt" style:font-weight-asian="bold" style:font-size-complex="8.5pt" style:font-weight-complex="bold"/>
    </style:style>
    <style:style style:name="T21" style:family="text">
      <style:text-properties fo:color="#383a42" loext:opacity="100%" style:font-name="Roboto Mono" fo:font-size="8.5pt" fo:language="en" fo:country="US" style:letter-kerning="false" style:font-name-asian="Times New Roman" style:font-size-asian="8.5pt" style:language-asian="ru" style:country-asian="RU" style:font-name-complex="Courier New1" style:font-size-complex="8.5pt"/>
    </style:style>
    <style:style style:name="T22" style:family="text">
      <style:text-properties fo:color="#383a42" loext:opacity="100%" style:font-name="Roboto Mono" fo:font-size="8.5pt" fo:language="en" fo:country="US" fo:font-weight="bold" style:letter-kerning="false" style:font-name-asian="Times New Roman" style:font-size-asian="8.5pt" style:language-asian="ru" style:country-asian="RU" style:font-weight-asian="bold" style:font-name-complex="Courier New1" style:font-size-complex="8.5pt" style:font-weight-complex="bold"/>
    </style:style>
    <style:style style:name="T23" style:family="text">
      <style:text-properties fo:color="#383a42" loext:opacity="100%" style:font-name="Roboto Mono" fo:font-size="8.5pt" fo:language="en" fo:country="US" fo:font-weight="bold" style:font-name-asian="F" style:font-size-asian="8.5pt" style:font-weight-asian="bold" style:font-size-complex="8.5pt" style:font-weight-complex="bold"/>
    </style:style>
    <style:style style:name="T24" style:family="text">
      <style:text-properties fo:color="#383a42" loext:opacity="100%" style:font-name="Roboto Mono" fo:font-size="8.5pt" fo:language="en" fo:country="US" fo:font-weight="bold" officeooo:rsid="0005271c" style:font-name-asian="F" style:font-size-asian="8.5pt" style:font-weight-asian="bold" style:font-size-complex="8.5pt" style:font-weight-complex="bold"/>
    </style:style>
    <style:style style:name="T25" style:family="text">
      <style:text-properties fo:color="#383a42" loext:opacity="100%" style:font-name="Roboto Mono" fo:font-size="8.5pt" fo:language="en" fo:country="US" style:font-name-asian="F" style:font-size-asian="8.5pt" style:font-size-complex="8.5pt"/>
    </style:style>
    <style:style style:name="T26" style:family="text">
      <style:text-properties fo:color="#383a42" loext:opacity="100%" style:font-name="Roboto Mono" fo:font-size="8.5pt" fo:language="en" fo:country="US" officeooo:rsid="0005271c" style:font-name-asian="F" style:font-size-asian="8.5pt" style:font-size-complex="8.5pt"/>
    </style:style>
    <style:style style:name="T27" style:family="text">
      <style:text-properties fo:color="#383a42" loext:opacity="100%" style:font-name="Roboto Mono" fo:font-size="8.5pt" fo:language="en" fo:country="US" fo:font-weight="normal" officeooo:rsid="0005271c" style:font-name-asian="F" style:font-size-asian="8.5pt" style:font-weight-asian="normal" style:font-size-complex="8.5pt" style:font-weight-complex="normal"/>
    </style:style>
    <style:style style:name="T28" style:family="text">
      <style:text-properties fo:color="#383a42" loext:opacity="100%" style:font-name="Roboto Mono" fo:font-size="8.5pt" style:font-name-asian="F" style:font-size-asian="8.5pt" style:font-size-complex="8.5pt"/>
    </style:style>
    <style:style style:name="T29" style:family="text">
      <style:text-properties fo:color="#383a42" loext:opacity="100%" fo:font-size="8.5pt" fo:language="en" fo:country="US" style:letter-kerning="false" style:font-name-asian="Times New Roman" style:font-size-asian="8.5pt" style:language-asian="ru" style:country-asian="RU" style:font-name-complex="Courier New1" style:font-size-complex="8.5pt"/>
    </style:style>
    <style:style style:name="T30" style:family="text">
      <style:text-properties fo:color="#383a42" loext:opacity="100%" fo:font-size="8.5pt" fo:language="en" fo:country="US" fo:font-weight="bold" style:letter-kerning="false" style:font-name-asian="Times New Roman" style:font-size-asian="8.5pt" style:language-asian="ru" style:country-asian="RU" style:font-weight-asian="bold" style:font-name-complex="Courier New1" style:font-size-complex="8.5pt" style:font-weight-complex="bold"/>
    </style:style>
    <style:style style:name="T31" style:family="text">
      <style:text-properties fo:color="#383a42" loext:opacity="100%" fo:font-size="8.5pt" fo:language="en" fo:country="US" fo:font-weight="bold" style:font-name-asian="F" style:font-size-asian="8.5pt" style:font-weight-asian="bold" style:font-size-complex="8.5pt" style:font-weight-complex="bold"/>
    </style:style>
    <style:style style:name="T32" style:family="text">
      <style:text-properties fo:color="#383a42" loext:opacity="100%" fo:font-size="8.5pt" fo:language="en" fo:country="US" fo:font-weight="bold" officeooo:rsid="0005271c" style:font-name-asian="F" style:font-size-asian="8.5pt" style:font-weight-asian="bold" style:font-size-complex="8.5pt" style:font-weight-complex="bold"/>
    </style:style>
    <style:style style:name="T33" style:family="text">
      <style:text-properties fo:color="#383a42" loext:opacity="100%" fo:font-size="8.5pt" fo:language="en" fo:country="US" style:font-name-asian="F" style:font-size-asian="8.5pt" style:font-size-complex="8.5pt"/>
    </style:style>
    <style:style style:name="T34" style:family="text">
      <style:text-properties fo:color="#383a42" loext:opacity="100%" fo:font-size="8.5pt" fo:language="en" fo:country="US" fo:font-weight="normal" officeooo:rsid="0005271c" style:font-name-asian="F" style:font-size-asian="8.5pt" style:font-weight-asian="normal" style:font-size-complex="8.5pt" style:font-weight-complex="normal"/>
    </style:style>
    <style:style style:name="T35" style:family="text">
      <style:text-properties fo:color="#383a42" loext:opacity="100%" fo:font-size="8.5pt" style:font-name-asian="F" style:font-size-asian="8.5pt" style:font-size-complex="8.5pt"/>
    </style:style>
    <style:style style:name="T36" style:family="text">
      <style:text-properties fo:color="#383a42" loext:opacity="100%" style:font-name="Tempora LGC Uni" fo:font-size="8.5pt" style:font-name-asian="F" style:font-size-asian="8.5pt" style:font-size-complex="8.5pt"/>
    </style:style>
    <style:style style:name="T37" style:family="text">
      <style:text-properties fo:color="#383a42" loext:opacity="100%" style:font-name="Tempora LGC Uni" fo:font-size="8.5pt" fo:language="en" fo:country="US" style:font-name-asian="F" style:font-size-asian="8.5pt" style:font-size-complex="8.5pt"/>
    </style:style>
    <style:style style:name="T38" style:family="text">
      <style:text-properties fo:color="#383a42" loext:opacity="100%" style:font-name="Tempora LGC Uni" fo:font-size="8.5pt" fo:language="en" fo:country="US" fo:font-weight="bold" style:font-name-asian="F" style:font-size-asian="8.5pt" style:font-weight-asian="bold" style:font-size-complex="8.5pt" style:font-weight-complex="bold"/>
    </style:style>
    <style:style style:name="T39" style:family="text">
      <style:text-properties fo:color="#383a42" loext:opacity="100%" style:font-name="Tempora LGC Uni" fo:font-size="8.5pt" fo:language="en" fo:country="US" fo:font-weight="bold" officeooo:rsid="0005271c" style:font-name-asian="F" style:font-size-asian="8.5pt" style:font-weight-asian="bold" style:font-size-complex="8.5pt" style:font-weight-complex="bold"/>
    </style:style>
    <style:style style:name="T40" style:family="text">
      <style:text-properties fo:color="#383a42" loext:opacity="100%" style:font-name="Tempora LGC Uni" fo:font-size="8.5pt" fo:language="en" fo:country="US" fo:font-weight="normal" officeooo:rsid="0005271c" style:font-name-asian="F" style:font-size-asian="8.5pt" style:font-weight-asian="normal" style:font-size-complex="8.5pt" style:font-weight-complex="normal"/>
    </style:style>
    <style:style style:name="T41" style:family="text">
      <style:text-properties fo:color="#a0a1a7" loext:opacity="100%" style:font-name="Roboto Mono" fo:font-size="8.5pt" fo:language="en" fo:country="US" fo:font-style="italic" style:letter-kerning="false" style:font-name-asian="Times New Roman" style:font-size-asian="8.5pt" style:language-asian="ru" style:country-asian="RU" style:font-style-asian="italic" style:font-name-complex="Courier New1" style:font-size-complex="8.5pt" style:font-style-complex="italic"/>
    </style:style>
    <style:style style:name="T42" style:family="text">
      <style:text-properties fo:color="#a0a1a7" loext:opacity="100%" style:font-name="Roboto Mono" fo:font-size="8.5pt" fo:language="en" fo:country="US" fo:font-style="italic" fo:font-weight="bold" style:letter-kerning="false" style:font-name-asian="Times New Roman" style:font-size-asian="8.5pt" style:language-asian="ru" style:country-asian="RU" style:font-style-asian="italic" style:font-weight-asian="bold" style:font-name-complex="Courier New1" style:font-size-complex="8.5pt" style:font-style-complex="italic" style:font-weight-complex="bold"/>
    </style:style>
    <style:style style:name="T43" style:family="text">
      <style:text-properties fo:color="#a0a1a7" loext:opacity="100%" style:font-name="Roboto Mono" fo:font-size="8.5pt" fo:font-style="italic" style:letter-kerning="false" style:font-name-asian="Times New Roman" style:font-size-asian="8.5pt" style:language-asian="ru" style:country-asian="RU" style:font-style-asian="italic" style:font-name-complex="Courier New1" style:font-size-complex="8.5pt" style:font-style-complex="italic"/>
    </style:style>
    <style:style style:name="T44" style:family="text">
      <style:text-properties fo:color="#a0a1a7" loext:opacity="100%" fo:font-size="8.5pt" fo:font-style="italic" style:letter-kerning="false" style:font-name-asian="Times New Roman" style:font-size-asian="8.5pt" style:language-asian="ru" style:country-asian="RU" style:font-style-asian="italic" style:font-name-complex="Courier New1" style:font-size-complex="8.5pt" style:font-style-complex="italic"/>
    </style:style>
    <style:style style:name="T45" style:family="text">
      <style:text-properties fo:color="#a0a1a7" loext:opacity="100%" fo:font-size="8.5pt" fo:language="en" fo:country="US" fo:font-style="italic" style:letter-kerning="false" style:font-name-asian="Times New Roman" style:font-size-asian="8.5pt" style:language-asian="ru" style:country-asian="RU" style:font-style-asian="italic" style:font-name-complex="Courier New1" style:font-size-complex="8.5pt" style:font-style-complex="italic"/>
    </style:style>
    <style:style style:name="T46" style:family="text">
      <style:text-properties fo:color="#a0a1a7" loext:opacity="100%" fo:font-size="8.5pt" fo:language="en" fo:country="US" fo:font-style="italic" fo:font-weight="bold" style:letter-kerning="false" style:font-name-asian="Times New Roman" style:font-size-asian="8.5pt" style:language-asian="ru" style:country-asian="RU" style:font-style-asian="italic" style:font-weight-asian="bold" style:font-name-complex="Courier New1" style:font-size-complex="8.5pt" style:font-style-complex="italic" style:font-weight-complex="bold"/>
    </style:style>
    <style:style style:name="T47" style:family="text">
      <style:text-properties fo:color="#4078f2" loext:opacity="100%" style:font-name="Roboto Mono" fo:font-size="8.5pt" fo:language="en" fo:country="US" style:font-name-asian="F" style:font-size-asian="8.5pt" style:font-size-complex="8.5pt"/>
    </style:style>
    <style:style style:name="T48" style:family="text">
      <style:text-properties fo:color="#4078f2" loext:opacity="100%" style:font-name="Roboto Mono" fo:font-size="8.5pt" fo:language="en" fo:country="US" fo:font-weight="bold" style:font-name-asian="F" style:font-size-asian="8.5pt" style:font-weight-asian="bold" style:font-size-complex="8.5pt" style:font-weight-complex="bold"/>
    </style:style>
    <style:style style:name="T49" style:family="text">
      <style:text-properties fo:color="#4078f2" loext:opacity="100%" style:font-name="Roboto Mono" fo:font-size="8.5pt" style:font-name-asian="F" style:font-size-asian="8.5pt" style:font-size-complex="8.5pt"/>
    </style:style>
    <style:style style:name="T50" style:family="text">
      <style:text-properties fo:color="#4078f2" loext:opacity="100%" fo:font-size="8.5pt" style:font-name-asian="F" style:font-size-asian="8.5pt" style:font-size-complex="8.5pt"/>
    </style:style>
    <style:style style:name="T51" style:family="text">
      <style:text-properties fo:color="#4078f2" loext:opacity="100%" fo:font-size="8.5pt" fo:language="en" fo:country="US" style:font-name-asian="F" style:font-size-asian="8.5pt" style:font-size-complex="8.5pt"/>
    </style:style>
    <style:style style:name="T52" style:family="text">
      <style:text-properties fo:color="#4078f2" loext:opacity="100%" fo:font-size="8.5pt" fo:language="en" fo:country="US" fo:font-weight="bold" style:font-name-asian="F" style:font-size-asian="8.5pt" style:font-weight-asian="bold" style:font-size-complex="8.5pt" style:font-weight-complex="bold"/>
    </style:style>
    <style:style style:name="T53" style:family="text">
      <style:text-properties fo:color="#4078f2" loext:opacity="100%" style:font-name="Tempora LGC Uni" fo:font-size="8.5pt" style:font-name-asian="F" style:font-size-asian="8.5pt" style:font-size-complex="8.5pt"/>
    </style:style>
    <style:style style:name="T54" style:family="text">
      <style:text-properties fo:color="#4078f2" loext:opacity="100%" style:font-name="Tempora LGC Uni" fo:font-size="8.5pt" fo:language="en" fo:country="US" style:font-name-asian="F" style:font-size-asian="8.5pt" style:font-size-complex="8.5pt"/>
    </style:style>
    <style:style style:name="T55" style:family="text">
      <style:text-properties fo:color="#4078f2" loext:opacity="100%" style:font-name="Tempora LGC Uni" fo:font-size="8.5pt" fo:language="en" fo:country="US" fo:font-weight="bold" style:font-name-asian="F" style:font-size-asian="8.5pt" style:font-weight-asian="bold" style:font-size-complex="8.5pt" style:font-weight-complex="bold"/>
    </style:style>
    <style:style style:name="T56" style:family="text">
      <style:text-properties fo:color="#a626a4" loext:opacity="100%" style:font-name="Roboto Mono" fo:font-size="8.5pt" fo:language="en" fo:country="US" style:font-name-asian="F" style:font-size-asian="8.5pt" style:font-size-complex="8.5pt"/>
    </style:style>
    <style:style style:name="T57" style:family="text">
      <style:text-properties fo:color="#a626a4" loext:opacity="100%" style:font-name="Roboto Mono" fo:font-size="8.5pt" fo:language="en" fo:country="US" fo:font-weight="bold" style:font-name-asian="F" style:font-size-asian="8.5pt" style:font-weight-asian="bold" style:font-size-complex="8.5pt" style:font-weight-complex="bold"/>
    </style:style>
    <style:style style:name="T58" style:family="text">
      <style:text-properties fo:color="#a626a4" loext:opacity="100%" style:font-name="Roboto Mono" fo:font-size="8.5pt" style:font-name-asian="F" style:font-size-asian="8.5pt" style:font-size-complex="8.5pt"/>
    </style:style>
    <style:style style:name="T59" style:family="text">
      <style:text-properties fo:color="#a626a4" loext:opacity="100%" fo:font-size="8.5pt" style:font-name-asian="F" style:font-size-asian="8.5pt" style:font-size-complex="8.5pt"/>
    </style:style>
    <style:style style:name="T60" style:family="text">
      <style:text-properties fo:color="#a626a4" loext:opacity="100%" fo:font-size="8.5pt" fo:language="en" fo:country="US" style:font-name-asian="F" style:font-size-asian="8.5pt" style:font-size-complex="8.5pt"/>
    </style:style>
    <style:style style:name="T61" style:family="text">
      <style:text-properties fo:color="#a626a4" loext:opacity="100%" fo:font-size="8.5pt" fo:language="en" fo:country="US" fo:font-weight="bold" style:font-name-asian="F" style:font-size-asian="8.5pt" style:font-weight-asian="bold" style:font-size-complex="8.5pt" style:font-weight-complex="bold"/>
    </style:style>
    <style:style style:name="T62" style:family="text">
      <style:text-properties fo:color="#a626a4" loext:opacity="100%" style:font-name="Tempora LGC Uni" fo:font-size="8.5pt" style:font-name-asian="F" style:font-size-asian="8.5pt" style:font-size-complex="8.5pt"/>
    </style:style>
    <style:style style:name="T63" style:family="text">
      <style:text-properties fo:color="#a626a4" loext:opacity="100%" style:font-name="Tempora LGC Uni" fo:font-size="8.5pt" fo:language="en" fo:country="US" style:font-name-asian="F" style:font-size-asian="8.5pt" style:font-size-complex="8.5pt"/>
    </style:style>
    <style:style style:name="T64" style:family="text">
      <style:text-properties fo:color="#a626a4" loext:opacity="100%" style:font-name="Tempora LGC Uni" fo:font-size="8.5pt" fo:language="en" fo:country="US" fo:font-weight="bold" style:font-name-asian="F" style:font-size-asian="8.5pt" style:font-weight-asian="bold" style:font-size-complex="8.5pt" style:font-weight-complex="bold"/>
    </style:style>
    <style:style style:name="T65" style:family="text">
      <style:text-properties style:font-name="Tempora LGC Uni"/>
    </style:style>
    <style:style style:name="T66" style:family="text">
      <style:text-properties style:font-name="Tempora LGC Uni" officeooo:rsid="0005271c"/>
    </style:style>
    <style:style style:name="gr1" style:family="graphic">
      <style:graphic-properties draw:stroke="none" svg:stroke-width="0cm" draw:fill="solid" draw:fill-color="#404040" draw:textarea-horizontal-align="center" draw:textarea-vertical-align="top" draw:auto-grow-height="false" loext:decorative="false" fo:margin-left="0cm" fo:margin-right="0cm" fo:margin-top="0cm" fo:margin-bottom="0cm" style:run-through="foreground" style:wrap="none" style:vertical-pos="top" style:vertical-rel="baseline" style:horizontal-pos="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">Т</text:span><text:span text:style-name="T1">ема:</text:span> <text:span text:style-name="T3">Программные измерительные мониторы</text:span></text:p>
      <text:p text:style-name="P7"><text:span text:style-name="T1">Цель задания:</text:span></text:p>
      <text:list text:style-name="WWNum1">
        <text:list-item>
          <text:p text:style-name="P8">Понять назначение программных мониторов для измерения характеристик кода.</text:p>
        </text:list-item>
        <text:list-item>
          <text:p text:style-name="P8">Научиться применять простые инструменты мониторинга (профилировщики, системные утилиты).</text:p>
        </text:list-item>
        <text:list-item>
          <text:p text:style-name="P8">Анализировать результаты замеров (время выполнения, использование памяти).</text:p>
        </text:list-item>
      </text:list>
      <text:p text:style-name="P7"><draw:rect text:anchor-type="as-char" draw:z-index="0" draw:style-name="gr1" draw:text-style-name="P14" svg:width="16.502cm" svg:height="0.027cm"><text:p/></draw:rect></text:p>
      <text:p text:style-name="P7"><text:span text:style-name="T1">Теоретическая часть (краткие ответы)</text:span></text:p>
      <text:p text:style-name="P7"><text:span text:style-name="T5">1)</text:span>Программный измерительный монитор — это инструмент, предназначенный для сбора и анализа данных о работе программы, таких как время выполнения, использование памяти, загрузка процессора и другие метрики. </text:p>
      <text:p text:style-name="P7"><text:span text:style-name="T4">И</text:span>нструмент<text:span text:style-name="T4">ы</text:span>: </text:p>
      <text:p text:style-name="P7">time — замер времени выполнения. </text:p>
      <text:p text:style-name="P7">memory_profiler — профилирование использования памяти. </text:p>
      <text:p text:style-name="P7">cProfile — анализ производительности функций.</text:p>
      <text:p text:style-name="P7"/>
      <text:p text:style-name="P7"><text:span text:style-name="T4">2) </text:span>Время выполнения — длительность работы программы или её частей.</text:p>
      <text:p text:style-name="P7">Использование памяти — объем оперативной памяти, потребляемый программой. </text:p>
      <text:p text:style-name="P7">Загрузка CPU — интенсивность использования процессора</text:p>
      <text:p text:style-name="P9"/>
      <text:p text:style-name="P5"><text:span text:style-name="T66">3)</text:span><text:span text:style-name="T65">time python </text:span><text:a xlink:type="simple" xlink:href="https://script.py/" office:target-frame-name="_blank" xlink:show="new" text:style-name="Internet_20_link" text:visited-style-name="Visited_20_Internet_20_Link"><text:span text:style-name="T65">script.py</text:span></text:a><text:span text:style-name="T65"> или использование декоратора </text:span><text:a xlink:type="simple" xlink:href="https://t.me/profile" text:style-name="Internet_20_link" text:visited-style-name="Visited_20_Internet_20_Link"><text:span text:style-name="T65">@profile</text:span></text:a><text:span text:style-name="T65">. </text:span></text:p>
      <text:p text:style-name="P7">Инструмент записывает метрики во время выполнения. </text:p>
      <text:p text:style-name="P7">Анализ полученных данных для оптимизации кода.</text:p>
      <text:p text:style-name="P7"/>
      <text:p text:style-name="P7"><text:span text:style-name="T1">Практическая часть (работа с инструментами)</text:span></text:p>
      <text:p text:style-name="P7"><text:span text:style-name="T1">Задача:</text:span> Сравнить эффективность двух алгоритмов поиска элемента в массиве: линейного и бинарного.</text:p>
      <text:p text:style-name="P7"><text:span text:style-name="T1">Код для анализа (Python): файл </text:span><text:span text:style-name="T7">test</text:span><text:span text:style-name="T1">6.</text:span><text:span text:style-name="T7">py</text:span><text:span text:style-name="T1"> и </text:span><text:span text:style-name="T7">test</text:span><text:span text:style-name="T1">7.</text:span><text:span text:style-name="T7">py</text:span></text:p>
      <text:p text:style-name="P10"><text:span text:style-name="T7">Задание 1: Измерение времени выполнения</text:span></text:p>
      <text:list text:style-name="WWNum3">
        <text:list-item>
          <text:p text:style-name="P11">Сгенерируйте <text:span text:style-name="T1">отсортированный массив</text:span> из 10 000 000 случайных чисел.</text:p>
        </text:list-item>
        <text:list-item>
          <text:p text:style-name="P11">Замерьте время выполнения для поиска <text:span text:style-name="T1">крайнего элемента</text:span> (последнего в массиве) с помощью:</text:p>
        </text:list-item>
      </text:list>
      <text:list text:style-name="WWNum7">
        <text:list-item>
          <text:p text:style-name="P4"><text:span text:style-name="T44"># Для Windows:</text:span></text:p>
        </text:list-item>
        <text:list-item>
          <text:p text:style-name="P4" loext:marker-style-name="T8"><text:span text:style-name="T13">Measure-Command </text:span><text:span text:style-name="T29">{</text:span><text:span text:style-name="T13">python test6.py</text:span><text:span text:style-name="T29">} </text:span><text:span text:style-name="T45"># </text:span><text:span text:style-name="T44">Линейный</text:span></text:p>
        </text:list-item>
        <text:list-item>
          <text:p text:style-name="P4" loext:marker-style-name="T8"><text:span text:style-name="T14">Measure-Command </text:span><text:span text:style-name="T30">{</text:span><text:span text:style-name="T14">python test7.py</text:span><text:span text:style-name="T30">}</text:span><text:span text:style-name="T46"># Бинарный</text:span></text:p>
        </text:list-item>
      </text:list>
      <text:p text:style-name="P10"><text:span text:style-name="T6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 table:style-name="Таблица1.1">
            <table:table-cell table:style-name="Таблица1.A1" office:value-type="string">
              <text:p text:style-name="P7" loext:marker-style-name="T1"><text:span text:style-name="T1">Алгоритм</text:span></text:p>
            </table:table-cell>
            <table:table-cell table:style-name="Таблица1.B1" office:value-type="string">
              <text:p text:style-name="P7" loext:marker-style-name="T7"><text:span text:style-name="T1">Реальное время</text:span><text:span text:style-name="T7">(ms)</text:span></text:p>
            </table:table-cell>
            <table:table-cell table:style-name="Таблица1.B1" office:value-type="string">
              <text:p text:style-name="P7" loext:marker-style-name="T1"><text:span text:style-name="T1">Использование памяти</text:span>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P7">Линейный поиск</text:p>
          </table:table-cell>
          <table:table-cell table:style-name="Таблица1.B2" office:value-type="string">
            <text:p text:style-name="P9">~450 ms</text:p>
          </table:table-cell>
          <table:table-cell table:style-name="Таблица1.B2" office:value-type="string">
            <text:p text:style-name="P9">38 MiB</text:p>
          </table:table-cell>
        </table:table-row>
        <table:table-row table:style-name="Таблица1.1">
          <table:table-cell table:style-name="Таблица1.A2" office:value-type="string">
            <text:p text:style-name="P7">Бинарный поиск</text:p>
          </table:table-cell>
          <table:table-cell table:style-name="Таблица1.B2" office:value-type="string">
            <text:p text:style-name="P9">~0.1 ms</text:p>
          </table:table-cell>
          <table:table-cell table:style-name="Таблица1.B2" office:value-type="string">
            <text:p text:style-name="P9">45 MiB</text:p>
          </table:table-cell>
        </table:table-row>
      </table:table>
      <text:p text:style-name="P7"><text:span text:style-name="T1">Задание 2: Измерение использования памяти</text:span></text:p>
      <text:list text:style-name="WWNum4">
        <text:list-item>
          <text:p text:style-name="P12">Установите модуль memory_profiler:</text:p>
        </text:list-item>
      </text:list>
      <text:p text:style-name="P2" loext:marker-style-name="T12"><text:span text:style-name="T18">pip </text:span><text:span text:style-name="token"><text:span text:style-name="T53">install</text:span></text:span><text:span text:style-name="T18"> memory_profiler</text:span></text:p>
      <text:list text:continue-numbering="true" text:style-name="WWNum4">
        <text:list-item>
          <text:p text:style-name="P13">Добавьте в код декораторы для замера памяти:</text:p>
        </text:list-item>
      </text:list>
      <text:p text:style-name="P1" loext:marker-style-name="T12"><text:span text:style-name="token"><text:span text:style-name="T62">from</text:span></text:span><text:span text:style-name="T18"> memory_profiler </text:span><text:span text:style-name="token"><text:span text:style-name="T62">import</text:span></text:span><text:span text:style-name="T18"> profile</text:span></text:p>
      <text:p text:style-name="P1" loext:marker-style-name="T12"><text:span text:style-name="token"><text:span text:style-name="T36">@profile</text:span></text:span></text:p>
      <text:p text:style-name="P1" loext:marker-style-name="T11"><text:span text:style-name="token"><text:span text:style-name="T63">def</text:span></text:span><text:span text:style-name="T19"> </text:span><text:span text:style-name="token"><text:span text:style-name="T54">linear_search</text:span></text:span><text:span text:style-name="token"><text:span text:style-name="T37">(</text:span></text:span><text:span text:style-name="T19">arr</text:span><text:span text:style-name="token"><text:span text:style-name="T37">,</text:span></text:span><text:span text:style-name="T19"> target</text:span><text:span text:style-name="token"><text:span text:style-name="T37">):</text:span></text:span><text:span text:style-name="T19"> </text:span><text:span text:style-name="token"><text:span text:style-name="T37">...</text:span></text:span></text:p>
      <text:p text:style-name="P3" loext:marker-style-name="T11"/>
      <text:p text:style-name="P1" loext:marker-style-name="T12"><text:span text:style-name="token"><text:span text:style-name="T36">@profile</text:span></text:span></text:p>
      <text:p text:style-name="P1" loext:marker-style-name="T11"><text:span text:style-name="token"><text:span text:style-name="T64">def</text:span></text:span><text:span text:style-name="T20"> </text:span><text:span text:style-name="token"><text:span text:style-name="T55">binary_search</text:span></text:span><text:span text:style-name="token"><text:span text:style-name="T38">(</text:span></text:span><text:span text:style-name="T20">arr</text:span><text:span text:style-name="token"><text:span text:style-name="T38">,</text:span></text:span><text:span text:style-name="T20"> target</text:span><text:span text:style-name="token"><text:span text:style-name="T38">):</text:span></text:span><text:span text:style-name="T20"> </text:span><text:span text:style-name="token"><text:span text:style-name="T38">…</text:span></text:span></text:p>
      <text:p text:style-name="P1" loext:marker-style-name="T11"><text:span text:style-name="token"><text:span text:style-name="T40">Пиковое использование памяти:</text:span></text:span></text:p>
      <text:p text:style-name="P1" loext:marker-style-name="T11"><text:span text:style-name="token"><text:span text:style-name="T40">Линейный поиск – 38 MiB (памяти меньше, но довольно таки медленно)</text:span></text:span></text:p>
      <text:p text:style-name="P1" loext:marker-style-name="T11"><text:soft-page-break/><text:span text:style-name="token"><text:span text:style-name="T40">Бинарный поиск – 45 MiB (с точностью наоборот, больше памяти, но быстрее работает)</text:span></text:span></text:p>
      <text:p text:style-name="P6" loext:marker-style-name="T11"><text:span text:style-name="token"><text:span text:style-name="T39">Задание 3: Анализ результатов</text:span></text:span></text:p>
      <text:p text:style-name="P6" loext:marker-style-name="T11"><text:span text:style-name="token"><text:span text:style-name="T40">1) Намного быстрее работает Бинарный, так как он делит массив пополам на каждой итерации</text:span></text:span></text:p>
      <text:p text:style-name="P6" loext:marker-style-name="T11"><text:span text:style-name="token"><text:span text:style-name="T40">2) Меньше памяти использует Линейный, так как не требует дополнительных структур данных</text:span></text:span></text:p>
      <text:p text:style-name="P6" loext:marker-style-name="T11"><text:span text:style-name="token"><text:span text:style-name="T40">3) time – Нет детализации по функциям, только общее время.</text:span></text:span></text:p>
      <text:p text:style-name="P6" loext:marker-style-name="T11"><text:span text:style-name="token"><text:span text:style-name="T40">memory_profiler – Добавляет накладные расходы, что может искажать результаты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Roboto Mono" svg:font-family="'Roboto Mono'" style:font-family-generic="roman" style:font-pitch="variable"/>
    <style:font-face style:name="Tempora LGC Uni" svg:font-family="'Tempora LGC Uni'" style:font-pitch="variable"/>
    <style:font-face style:name="Tempora LGC Uni1" svg:font-family="'Tempora LGC Uni'" style:font-family-generic="roman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1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1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letter-kerning="false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Default_20_Paragraph_20_Font_20__28_WW_29_" style:display-name="Default Paragraph Font (WW)" style:family="text"/>
    <style:style style:name="token" style:family="text" style:parent-style-name="Default_20_Paragraph_20_Font_20__28_WW_29_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5T13:49:56.781405762</meta:creation-date>
    <dc:date>2025-06-05T14:25:26.857245154</dc:date>
    <meta:editing-duration>PT35M30S</meta:editing-duration>
    <meta:editing-cycles>1</meta:editing-cycles>
    <meta:document-statistic meta:table-count="1" meta:image-count="0" meta:object-count="0" meta:page-count="2" meta:paragraph-count="53" meta:word-count="305" meta:character-count="2412" meta:non-whitespace-character-count="2151"/>
    <meta:generator>LibreOffice/7.6.4.1$Linux_X86_64 LibreOffice_project/60$Build-1</meta:generator>
  </office:meta>
</office:document-meta>
</file>